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28cm" style:rel-column-width="6274*"/>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4cm" style:rel-column-width="3701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Porqué dos navegadores son mejor que uno</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0 RC</text:user-defined></text:p>
          </table:table-cell>
          <table:table-cell table:style-name="Versiones.B2" office:value-type="string">
            <text:p text:style-name="P11">Revisión general del texto para ser entregado</text:p>
          </table:table-cell>
        </table:table-row>
        <table:table-row>
          <table:table-cell table:style-name="Versiones.A3" office:value-type="string">
            <text:p text:style-name="P10">0.9</text:p>
          </table:table-cell>
          <table:table-cell table:style-name="Versiones.B2" office:value-type="string">
            <text:p text:style-name="P11">Corrigiendo el noveno párrafo.</text:p>
          </table:table-cell>
        </table:table-row>
        <table:table-row>
          <table:table-cell table:style-name="Versiones.A2" office:value-type="string">
            <text:p text:style-name="P10">0.8</text:p>
          </table:table-cell>
          <table:table-cell table:style-name="Versiones.B2" office:value-type="string">
            <text:p text:style-name="P11">Corrigiendo el octavo párrafo.</text:p>
          </table:table-cell>
        </table:table-row>
      </table:table>
      <text:p text:style-name="P6"/>
      <text:p text:style-name="P12">Autor:</text:p>
      <text:p text:style-name="P12"><text:user-defined text:name="Autor">Rubén Paje del Pino</text:user-defined></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Traducción del texto<text:tab/>3</text:p>
          <text:p text:style-name="P18">1.1 Primer párrafo (corregido el día 9-X-07)<text:tab/>3</text:p>
          <text:p text:style-name="P18">1.2 Segundo párrafo (corregido el día 9-X-07)<text:tab/>3</text:p>
          <text:p text:style-name="P18">1.3 Tercer párrafo (corregido el día 9-X-07)<text:tab/>3</text:p>
          <text:p text:style-name="P18">1.4 Cuarto párrafo (corregido el día 15-X-07)<text:tab/>3</text:p>
          <text:p text:style-name="P18">1.5 Quinto párrafo (corregido el día 15-X-07)<text:tab/>4</text:p>
          <text:p text:style-name="P18">1.6 Sexto párrafo (corregido el día 15-X-07)<text:tab/>4</text:p>
          <text:p text:style-name="P18">1.7 Séptimo párrafo (corregido el día 15-X-07)<text:tab/>4</text:p>
          <text:p text:style-name="P18">1.8 Octavo párrafo (corregido el 16-X-07)<text:tab/>4</text:p>
          <text:p text:style-name="P18">1.9 Noveno párrafo (corregido el 16-X-07)<text:tab/>5</text:p>
          <text:p text:style-name="P17">2. Explicación a algunas de las traducciones más complicadas<text:tab/>5</text:p>
        </text:index-body>
      </text:table-of-content>
      <text:p text:style-name="P13"/>
      <text:section text:style-name="Sect4" text:name="Área2">
        <text:h text:style-name="P14" text:outline-level="1">1. Traducción del texto</text:h>
        <text:h text:style-name="Heading_20_2" text:outline-level="2">1.1 Primer párrafo (corregido el día 9-X-07)</text:h>
        <text:p text:style-name="P6">El recién lanzado Mozilla Firefox 2 puede ser mejor que el nuevo Internet Explorer 7 de Microsoft, pero probablemente querrá utilizar ambos.</text:p>
        <text:p text:style-name="P6">Por Wilson Rothman</text:p>
        <text:p text:style-name="P6"/>
        <text:h text:style-name="P15" text:outline-level="2">1.2 Segundo párrafo (corregido el día 9-X-07)</text:h>
        <text:p text:style-name="P6">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6"/>
        <text:h text:style-name="P15" text:outline-level="2">1.3 Tercer párrafo (corregido el día 9-X-07)</text:h>
        <text:p text:style-name="P6">Nuevo aspecto</text:p>
        <text:p text:style-name="P6">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5" text:outline-level="2">1.4 Cuarto párrafo (corregido el día 15-X-07)</text:h>
        <text:p text:style-name="P6">Pestañas</text:p>
        <text:p text:style-name="P6">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6"/>
        <text:h text:style-name="P15" text:outline-level="2"><text:soft-page-break/>1.5 Quinto párrafo (corregido el día 15-X-07)</text:h>
        <text:p text:style-name="P6">Seguridad</text:p>
        <text:p text:style-name="P6">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6"/>
        <text:h text:style-name="P15" text:outline-level="2">1.6 Sexto párrafo (corregido el día 15-X-07)</text:h>
        <text:p text:style-name="P6">Búsqueda</text:p>
        <text:p text:style-name="P6">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n estar bien pero ocupan mucho espacio. Firefox 2 actualmente ha copiado una utilidad muy interesante de la barra de herramientas de Google. Cuando empieza a escribir términos para su búsqueda, Firefox se anticipa a su intención. Por ejemplo, si escribe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le da unas claras instrucciones en pocos pasos. En pocos segundos se puede añadir Froogle siguiendo estas explicaciones, el sitio web de comparativas de productos de Google, a la lista de motores de búsqueda de IE7.</text:p>
        <text:p text:style-name="P6"/>
        <text:h text:style-name="P15" text:outline-level="2">1.7 Séptimo párrafo (corregido el día 15-X-07)</text:h>
        <text:p text:style-name="P6">Marcadores dinámicos de noticias</text:p>
        <text:p text:style-name="P6">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rápidamente le añaden listas de titulares constantemente actualizadas desde su propio menú o marcador con uno o dos clicks. Firefox permite una opción adicional: permite añadir sus propias web RSS personalizadas de Bloglines, Google Reader o mi Yahoo!</text:p>
        <text:p text:style-name="P6"/>
        <text:h text:style-name="P15" text:outline-level="2">1.8 Octavo párrafo (corregido el 16-X-07)</text:h>
        <text:p text:style-name="P6">Trucos de Firefox</text:p>
        <text:p text:style-name="P6">Quizás la mejor característica tiene el poco expresivo nombre de “restauración de sesión”. Si se tiene muchos sitios web abiertos, pero se apaga el ordenador (quizás porque se bloquee el ordenador, o instalando software que necesita reiniciar), Firefox recuerda las páginas que estaban <text:soft-page-break/>abiertas y las recupera. Firefox también incorpora un nuevo corrector ortográfico inteligente. Si se fuera a escribir un correo electrónico, una entrada en un blog o un comentario en un formulario electrónico, subrayará en rojo las palabras dudosas. Con sólo pulsar el botón derecho del ratón sobre ellas se puede ver las palabras que sugiere escritas correctamente. Paradójicamente, justo como hace Word de Microsoft. Esta utilidad funcionó en Hotmail, pero no en la web de correo de AIM. Los de Mozilla dicen que es responsabilidad de los administradores de los sitios web si habilitan o deshabilitan esta característica.</text:p>
        <text:p text:style-name="P6"/>
        <text:h text:style-name="P15" text:outline-level="2">1.9 Noveno párrafo (corregido el 16-X-07)</text:h>
        <text:p text:style-name="P6">Necesario utilizar Explorer</text:p>
        <text:p text:style-name="P6">Una ventaja más de tener IE7 a mano es que como es el navegador dominante, los programadores suelen hacer sitios que se ven mejor en IE7 o incluso que sólo se ven en él. El más claro ejemplo de esto es Kodak EasyShare Gallery (kodakgallery.com). Se puede hacer todo lo que se quiera hacer en dicho sitio con el navegador que se quiera utilizar, pero si se tiene 120 fotografías desde una cámara de 5 megapíxeles, la forma más fácil de subir las fotos es con el descarado nombre “fácil subida con Internet Explorer”. Dudo que este sea un caso de confabulación – hay otros ejemplos de este tipo de parcialidades en toda la Red – pero es una razón válida para tener a mano IE7, incluso si se piensa utilizar Firefox 2 la mayoría del tiempo</text:p>
        <text:p text:style-name="P6"/>
        <text:p text:style-name="P6">Se puede descargar Firefox 2 para Windows, Mac OS y Linux desde getfirefox.com. Se puede descargar IE7 para Windows (únicamente) de <text:a xlink:type="simple" xlink:href="http://www.microsoft.com/ie">www.microsoft.com/ie</text:a></text:p>
        <text:p text:style-name="P16"><text:s/></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 -modulació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 -transposició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ext:span text:style-name="T2">Phising</text:span>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text:span text:style-name="T2">phising</text:span>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best way to get news fast</text:p>
            </table:table-cell>
            <table:table-cell table:style-name="Traducciones_5f_Complicadas.C2" office:value-type="string">
              <text:p text:style-name="Table_20_Contents">la forma mejor y más rápida de obtener noticias -modulación-</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boring title</text:p>
            </table:table-cell>
            <table:table-cell table:style-name="Traducciones_5f_Complicadas.C2" office:value-type="string">
              <text:p text:style-name="Table_20_Contents">poco expresivo nombre -transposición-</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unexpectedly have to shut down</text:p>
            </table:table-cell>
            <table:table-cell table:style-name="Traducciones_5f_Complicadas.C2" office:value-type="string">
              <text:p text:style-name="Table_20_Contents">se apaga el ordenador</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goes right back to them</text:p>
            </table:table-cell>
            <table:table-cell table:style-name="Traducciones_5f_Complicadas.C2" office:value-type="string">
              <text:p text:style-name="Table_20_Contents">las recuper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Right-click</text:p>
            </table:table-cell>
            <table:table-cell table:style-name="Traducciones_5f_Complicadas.C2" office:value-type="string">
              <text:p text:style-name="Table_20_Contents">Con sólo pulsar el botón derecho del ratón</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words to see correctly spelled suggestion</text:p>
            </table:table-cell>
            <table:table-cell table:style-name="Traducciones_5f_Complicadas.C2" office:value-type="string">
              <text:p text:style-name="Table_20_Contents">las palabras que sugiere escritas correctament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ronically</text:p>
            </table:table-cell>
            <table:table-cell table:style-name="Traducciones_5f_Complicadas.C2" office:value-type="string">
              <text:p text:style-name="Table_20_Contents">Paradójicament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t</text:p>
            </table:table-cell>
            <table:table-cell table:style-name="Traducciones_5f_Complicadas.C2" office:value-type="string">
              <text:p text:style-name="Table_20_Contents">Esta utilidad (explicando mejor la fras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Mozilla</text:p>
            </table:table-cell>
            <table:table-cell table:style-name="Traducciones_5f_Complicadas.C2" office:value-type="string">
              <text:p text:style-name="Table_20_Contents">Los de Mozill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ts up to webmasters to enable or disable the feature.</text:p>
            </table:table-cell>
            <table:table-cell table:style-name="Traducciones_5f_Complicadas.C2" office:value-type="string">
              <text:p text:style-name="Table_20_Contents">es responsabilidad de los administradores de sitios web si habilitan o deshabilitan esta característica.</text:p>
            </table:table-cell>
          </table:table-row>
          <text:soft-page-break/>
          <table:table-row>
            <table:table-cell table:style-name="Traducciones_5f_Complicadas.A2" office:value-type="string">
              <text:p text:style-name="Table_20_Contents">9</text:p>
            </table:table-cell>
            <table:table-cell table:style-name="Traducciones_5f_Complicadas.A2" office:value-type="string">
              <text:p text:style-name="Table_20_Contents">There's still an advantage to having IE7 handy, mainly because, as the dominant browser, programmers occasionally build sites </text:p>
            </table:table-cell>
            <table:table-cell table:style-name="Traducciones_5f_Complicadas.C2" office:value-type="string">
              <text:p text:style-name="Table_20_Contents">Una ventaja más de tener IE7 a mano es que como es el navegador dominante, los programadores suelen hacer sitio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est example is</text:p>
            </table:table-cell>
            <table:table-cell table:style-name="Traducciones_5f_Complicadas.C2" office:value-type="string">
              <text:p text:style-name="Table_20_Contents">El más claro ejemplo de esto e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latantly named</text:p>
            </table:table-cell>
            <table:table-cell table:style-name="Traducciones_5f_Complicadas.C2" office:value-type="string">
              <text:p text:style-name="Table_20_Contents">descarado nombre</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I doubt it's a case of collusion</text:p>
            </table:table-cell>
            <table:table-cell table:style-name="Traducciones_5f_Complicadas.C2" office:value-type="string">
              <text:p text:style-name="Table_20_Contents">Dudo que este sea un caso de confab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59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2</text:user-defined></text:span></text:p>
          <text:p text:style-name="P2">Última rev:<text:user-defined text:name="Última Revisión">18-XI-07</text:user-defined></text:p>
          <text:p text:style-name="P2">Versión: <text:user-defined text:name="Versión">1.0 RC</text:user-defined></text:p>
          <text:p text:style-name="P3"><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dc:date>2007-11-18T16:53:22</dc:date>
    <meta:keyword>Porqué dos navegadores son mejor que uno</meta:keyword>
    <meta:keyword>traducción de textos</meta:keyword>
    <meta:keyword>Rosario Plaza</meta:keyword>
    <meta:keyword>rplaza@fi.upm.es</meta:keyword>
    <meta:editing-cycles>23</meta:editing-cycles>
    <meta:editing-duration>PT4H1M41S</meta:editing-duration>
    <meta:user-defined meta:name="Autor">Rubén Paje del Pino</meta:user-defined>
    <meta:user-defined meta:name="Versión">1.0 RC</meta:user-defined>
    <meta:user-defined meta:name="Texto">2</meta:user-defined>
    <meta:user-defined meta:name="Última Revisión">18-XI-07</meta:user-defined>
    <meta:document-statistic meta:table-count="2" meta:image-count="0" meta:object-count="0" meta:page-count="7" meta:paragraph-count="191" meta:word-count="1911" meta:character-count="11057"/>
  </office:meta>
</office:document-meta>
</file>